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47e9" officeooo:paragraph-rsid="001d47e9"/>
    </style:style>
    <style:style style:name="P2" style:family="paragraph" style:parent-style-name="Standard">
      <style:text-properties fo:language="es" fo:country="ES" officeooo:rsid="001d47e9" officeooo:paragraph-rsid="001d47e9"/>
    </style:style>
    <style:style style:name="P3" style:family="paragraph" style:parent-style-name="Standard" style:list-style-name="L1">
      <style:text-properties fo:language="es" fo:country="ES" officeooo:rsid="001d47e9" officeooo:paragraph-rsid="001d47e9"/>
    </style:style>
    <style:style style:name="P4" style:family="paragraph" style:parent-style-name="Standard">
      <style:text-properties fo:language="es" fo:country="ES" officeooo:rsid="001efac1" officeooo:paragraph-rsid="001efac1"/>
    </style:style>
    <style:style style:name="P5" style:family="paragraph" style:parent-style-name="Standard">
      <style:text-properties fo:language="es" fo:country="ES" officeooo:rsid="001d47e9" officeooo:paragraph-rsid="001dd99f"/>
    </style:style>
    <style:style style:name="P6" style:family="paragraph" style:parent-style-name="Standard">
      <style:text-properties fo:language="es" fo:country="ES" officeooo:rsid="001dd99f" officeooo:paragraph-rsid="001dd99f"/>
    </style:style>
    <style:style style:name="P7" style:family="paragraph" style:parent-style-name="Standard">
      <style:text-properties fo:language="es" fo:country="ES" officeooo:rsid="001dd99f" officeooo:paragraph-rsid="001efac1"/>
    </style:style>
    <style:style style:name="P8" style:family="paragraph" style:parent-style-name="Standard">
      <style:text-properties fo:language="es" fo:country="ES" officeooo:rsid="001d47e9" officeooo:paragraph-rsid="001efac1"/>
    </style:style>
    <style:style style:name="P9" style:family="paragraph" style:parent-style-name="Standard" style:list-style-name="L2">
      <style:text-properties fo:language="es" fo:country="ES" officeooo:rsid="001efac1" officeooo:paragraph-rsid="001efac1"/>
    </style:style>
    <style:style style:name="P10" style:family="paragraph" style:parent-style-name="Standard">
      <style:text-properties fo:language="es" fo:country="ES" officeooo:rsid="001efac1" officeooo:paragraph-rsid="001fce3d"/>
    </style:style>
    <style:style style:name="P11" style:family="paragraph" style:parent-style-name="Standard">
      <style:text-properties fo:language="es" fo:country="ES" officeooo:rsid="001fce3d" officeooo:paragraph-rsid="001fce3d"/>
    </style:style>
    <style:style style:name="T1" style:family="text">
      <style:text-properties fo:language="es" fo:country="ES"/>
    </style:style>
    <style:style style:name="T2" style:family="text">
      <style:text-properties officeooo:rsid="001dd99f"/>
    </style:style>
    <style:style style:name="T3" style:family="text">
      <style:text-properties officeooo:rsid="001efac1"/>
    </style:style>
    <style:style style:name="T4" style:family="text">
      <style:text-properties officeooo:rsid="001d47e9"/>
    </style:style>
    <style:style style:name="T5" style:family="text">
      <style:text-properties fo:language="es" fo:country="ES" officeooo:rsid="001d47e9"/>
    </style:style>
    <style:style style:name="T6" style:family="text">
      <style:text-properties officeooo:rsid="001fce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 de usuario:</text:p>
      <text:p text:style-name="P1"><text:tab/>-<text:span text:style-name="T1">Realizar transferencia.</text:span></text:p>
      <text:p text:style-name="P2"><text:tab/>-Consultar estado de transferencia.</text:p>
      <text:p text:style-name="P2">HISTORIAS NO MODELADAS:</text:p>
      <text:p text:style-name="P2"><text:tab/>-Registrarse.</text:p>
      <text:p text:style-name="P2"><text:tab/>-Iniciar sesion.</text:p>
      <text:p text:style-name="P2"><text:tab/>-cerrar sesion.</text:p>
      <text:p text:style-name="P2"/>
      <text:p text:style-name="P2">ID: Realizar transferencia</text:p>
      <text:p text:style-name="P2">Titulo: Como vendedor quiero realizar una transferencia para poder vender un vehiculo.</text:p>
      <text:p text:style-name="P2">Reglas de negocio:</text:p>
      <text:list text:style-name="L1">
        <text:list-item>
          <text:p text:style-name="P3">la patente ingresada no debe tener deudas.</text:p>
        </text:list-item>
        <text:list-item>
          <text:p text:style-name="P3">tanto el vendedor como el comprador deben ser mayores de 18 años.</text:p>
        </text:list-item>
      </text:list>
      <text:p text:style-name="P2"/>
      <text:p text:style-name="P2">Criterios de aceptación:</text:p>
      <text:p text:style-name="P2"/>
      <text:p text:style-name="P4">NO ACLARA QUIEN HACE QUE, AMBOS TIENEN QUE ESTAR REGISTRADOS PARA PODER HACER LA TRANSFERENCIA PORQUE SINO DE DONDE SACO EL MAIL DEL COMPRADOR.</text:p>
      <text:p text:style-name="P2"/>
      <text:p text:style-name="P2">Escenario 1: Transferencia exitosa.</text:p>
      <text:p text:style-name="P5"><text:tab/>-Dado un auto con patente 777 sin deudas, un vendedor logeado en la pagina cuyo dni es 33 <text:tab/>y tiene 30 a<text:span text:style-name="T1">ñ</text:span>os de edad y un <text:span text:style-name="T2">comprador</text:span> logeado cuyo dni es 19, tiene 19 a<text:span text:style-name="T1">ñ</text:span>os de edad, <text:span text:style-name="T2">su <text:tab/>mail es &lt;mail&gt; y un medio de pago apto</text:span>.</text:p>
      <text:p text:style-name="P5"><text:tab/>-Cuando el vendedor ingresa <text:span text:style-name="T2">patente:777, Dni del vendedor: 33, Dni de comprador: 19, edad <text:tab/>del vendedor: 30, edad del comprador: 19 y presiona el botón “confirmar transferencia”.</text:span></text:p>
      <text:p text:style-name="P2"><text:tab/>-<text:span text:style-name="T2">Entonces el sistema informa “Transferencia en proceso, enviaremos información sobre el <text:tab/>pago al mail &lt;mail&gt;”, envía un correo al mail &lt;mail&gt; </text:span><text:span text:style-name="T3">con un código e información sobre el <text:tab/>pago</text:span><text:span text:style-name="T2">, espera la respuesta, completa la transferencia e informa “Transferencia exitosa”.</text:span></text:p>
      <text:p text:style-name="P2"/>
      <text:p text:style-name="P6">Escenario 2: Transferencia fallida por deudas en la patente.</text:p>
      <text:p text:style-name="P6"><text:tab/>-Dado un auto con patente 777 con deudas.</text:p>
      <text:p text:style-name="P5"><text:tab/>-Cuando el vendedor ingresa <text:span text:style-name="T2">patente:777, Dni del vendedor: 33, Dni de comprador: 19, edad <text:tab/>del vendedor: 30, edad del comprador: 19 y presiona el botón “confirmar transferencia”.</text:span></text:p>
      <text:p text:style-name="P5"><text:tab/>-<text:span text:style-name="T2">Entonces el sistema informa “El vehículo posee deudas al día de la fecha”.</text:span></text:p>
      <text:p text:style-name="P5"/>
      <text:p text:style-name="P6">Escenario 3: Transferencia fallida por Vendedor menor de edad.</text:p>
      <text:p text:style-name="P6"><text:tab/><text:span text:style-name="T4">-Dado un auto con patente 777 sin deudas, un vendedor logeado en la pagina cuyo dni es 33 <text:tab/>y tiene </text:span>16<text:span text:style-name="T4"> a</text:span><text:span text:style-name="T5">ñ</text:span><text:span text:style-name="T4">os de edad.</text:span></text:p>
      <text:p text:style-name="P5"><text:tab/>-Cuando el vendedor ingresa <text:span text:style-name="T2">patente:777, Dni del vendedor: 33, Dni de comprador: 19, edad <text:tab/>del vendedor: 16, edad del comprador: 19 y presiona el botón “confirmar transferencia”.</text:span></text:p>
      <text:p text:style-name="P5"><text:tab/>-<text:span text:style-name="T2">Entonces el sistema informa “Debes ser mayor de edad para realizar una transferencia”.</text:span></text:p>
      <text:p text:style-name="P5"/>
      <text:p text:style-name="P6">Escenario 4: Transferencia fallida por Comprador menor de edad</text:p>
      <text:p text:style-name="P6"/>
      <text:p text:style-name="P6">Escenario 5: Transferencia fallida por <text:span text:style-name="T3">error en el pago.</text:span></text:p>
      <text:p text:style-name="P7"><text:tab/><text:span text:style-name="T4">-Dado un auto con patente 777 sin deudas, un vendedor logeado en la pagina cuyo dni es 33 <text:tab/>y tiene 30 a</text:span><text:span text:style-name="T5">ñ</text:span><text:span text:style-name="T4">os de edad y un </text:span>comprador<text:span text:style-name="T4"> logeado cuyo dni es 19, tiene 19 a</text:span><text:span text:style-name="T5">ñ</text:span><text:span text:style-name="T4">os de edad, </text:span>su <text:tab/>mail es &lt;mail&gt; y un medio de pago <text:span text:style-name="T3">no </text:span>apto<text:span text:style-name="T4">.</text:span></text:p>
      <text:p text:style-name="P8"><text:tab/>-Cuando el vendedor ingresa <text:span text:style-name="T2">patente:777, Dni del vendedor: 33, Dni de comprador: 19, edad <text:tab/>del vendedor: 30, edad del comprador: 19 y presiona el botón “confirmar transferencia”.</text:span></text:p>
      <text:p text:style-name="P8"><text:soft-page-break/><text:tab/>-<text:span text:style-name="T2">Entonces el sistema informa “Transferencia en proceso, enviaremos información sobre el <text:tab/>pago al mail &lt;mail&gt;”, envía un correo al mail &lt;mail&gt; </text:span><text:span text:style-name="T3">con un código e información sobre el <text:tab/>pago</text:span><text:span text:style-name="T2">, espera la respuesta, completa la transferencia e informa “</text:span><text:span text:style-name="T3">Error en el pago</text:span><text:span text:style-name="T2">”.</text:span></text:p>
      <text:p text:style-name="P8"/>
      <text:p text:style-name="P8"/>
      <text:p text:style-name="P4">AMBOS NO PODRIAN HACER LA CONSULTA?????</text:p>
      <text:p text:style-name="P8"/>
      <text:p text:style-name="P4">ID: Consultar transferencia.</text:p>
      <text:p text:style-name="P4">Titulo: Como usuario quiero consultar una transferencia para ver su estado.</text:p>
      <text:p text:style-name="P4">Reglas de negocio:</text:p>
      <text:list text:style-name="L2">
        <text:list-item>
          <text:p text:style-name="P9">se pueden hacer hasta tres consultas por mes. </text:p>
        </text:list-item>
      </text:list>
      <text:p text:style-name="P4"/>
      <text:p text:style-name="P4">Criterios de aceptación:<text:line-break/><text:tab/></text:p>
      <text:p text:style-name="P4">Escenario 1: Consulta exitosa.</text:p>
      <text:p text:style-name="P4"><text:tab/>-Dado <text:span text:style-name="T6">el</text:span> usuario logeado <text:span text:style-name="T6">con dni 33 </text:span>y una transferencia de un auto con la patente 777 sin <text:tab/>consultas este mes.</text:p>
      <text:p text:style-name="P4"><text:tab/>-Cuando el <text:span text:style-name="T6">usuario</text:span> ingresa la patente 777.</text:p>
      <text:p text:style-name="P4"><text:tab/>-Entonces el sistema informa “&lt;estado de la transferencia&gt;”.</text:p>
      <text:p text:style-name="P4"/>
      <text:p text:style-name="P4">Escenario 2: consulta fallida por mas de 3 consultas.</text:p>
      <text:p text:style-name="P10"><text:tab/>-Dado <text:span text:style-name="T6">el</text:span> usuario logeado <text:span text:style-name="T6">con dni 33 </text:span>y una transferencia de un auto con la patente 777 <text:span text:style-name="T6">con <text:tab/>tres consultas</text:span> este mes.</text:p>
      <text:p text:style-name="P10"><text:tab/>-<text:span text:style-name="T6">Cuando el usuario ingresa la patente 777.</text:span></text:p>
      <text:p text:style-name="P10"><text:tab/>-<text:span text:style-name="T6">Entonces el sistema informa “no se pueden realizar mas de tres consultas por mes”.</text:span></text:p>
      <text:p text:style-name="P10"/>
      <text:p text:style-name="P11">Escenario 3: consulta fallida por patente sin transferencia vigente.</text:p>
      <text:p text:style-name="P11"><text:tab/><text:span text:style-name="T3">-Dado </text:span>el<text:span text:style-name="T3"> usuario logeado </text:span>con dni 33 y sin tranferencia de un auto.</text:p>
      <text:p text:style-name="P11"><text:tab/><text:span text:style-name="T3">-</text:span>Cuando el usuario ingresa la patente 777.</text:p>
      <text:p text:style-name="P11"><text:tab/>-Entonces el sistema informa “no se encuentra la transferencia del auto con patente 77”.</text:p>
      <text:p text:style-name="P11"><text:tab/></text:p>
      <text:p text:style-name="P6"><text:tab/></text:p>
      <text:p text:style-name="P6"><text:tab/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20:53:24.905650400</meta:creation-date>
    <dc:date>2025-09-04T21:37:09.462129900</dc:date>
    <meta:editing-duration>PT6M13S</meta:editing-duration>
    <meta:editing-cycles>1</meta:editing-cycles>
    <meta:document-statistic meta:table-count="0" meta:image-count="0" meta:object-count="0" meta:page-count="2" meta:paragraph-count="53" meta:word-count="634" meta:character-count="3895" meta:non-whitespace-character-count="3265"/>
    <meta:generator>LibreOffice/25.2.5.2$Windows_X86_64 LibreOffice_project/03d19516eb2e1dd5d4ccd751a0d6f35f35e08022</meta:generator>
  </office:meta>
</office:document-meta>
</file>